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22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1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3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10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2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5-0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1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3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8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2-06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1-05-0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1-02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1-02-0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20-05-0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9-10-1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9-07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9-04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9-02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9-01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8-11-0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8-07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8-04-25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8-02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7-10-3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7-07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7-05-0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7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6-11-0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6-08-02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6-06-29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6-05-0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6-02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5-10-2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5-08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5-04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5-02-0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4-11-2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4-07-3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4-04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4-02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3-10-3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3-05-0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3-01-2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2-12-0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2-11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2-08-0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2-01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1-11-02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1-05-0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1-02-03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0-11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0-05-0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10-02-0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9-11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9-05-0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9-02-0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8-11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8-05-13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8-01-2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7-05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7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6-10-3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6-08-1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6-05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6-02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5-11-0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5-08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5-05-2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4-11-0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4-09-1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4-08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4-05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4-04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4-02-1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2-05-1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200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197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197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2464" calcext:value-type="float">
            <text:p>-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197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34P4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197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36" meta:object-count="0"/>
    <meta:user-defined meta:name="AppVersion">3.0</meta:user-defined>
  </office:meta>
</office:document-meta>
</file>